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osevka SS08" svg:font-family="'Iosevka SS08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osevka SS08" svg:font-family="'Iosevka SS08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osevka SS08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Iosevka SS08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Iosevka SS08" fo:font-family="'Iosevka SS08'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Iosevka SS08" fo:font-family="'Iosevka SS08'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Iosevka SS08" fo:font-family="'Iosevka SS08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Iosevka SS08" fo:font-family="'Iosevka SS08'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6:44:03.43137656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